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99.15pt" svg:y="35.23pt">
            <loext:p draw:notify-on-update-of-ranges="Sheet1.A1:Sheet1.B1 Sheet1.A2:Sheet1.B9 Sheet1.C1:Sheet1.C1 Sheet1.C2:Sheet1.C9 Sheet1.D1:Sheet1.D1 Sheet1.D2:Sheet1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Number of objects </text:p>
          </table:table-cell>
          <table:table-cell office:value-type="string" calcext:value-type="string">
            <text:p><text:s/>Encoding </text:p>
          </table:table-cell>
          <table:table-cell office:value-type="string" calcext:value-type="string">
            <text:p><text:s/>Size, Bytes </text:p>
          </table:table-cell>
          <table:table-cell office:value-type="string" calcext:value-type="string">
            <text:p><text:s/>GZipped size, Byt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JSON <text:s text:c="4"/></text:p>
          </table:table-cell>
          <table:table-cell office:value-type="float" office:value="4852" calcext:value-type="float">
            <text:p>4852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JSON </text:p>
          </table:table-cell>
          <table:table-cell office:value-type="float" office:value="48275" calcext:value-type="float">
            <text:p>48275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JSON </text:p>
          </table:table-cell>
          <table:table-cell office:value-type="float" office:value="481728" calcext:value-type="float">
            <text:p>481728</text:p>
          </table:table-cell>
          <table:table-cell office:value-type="float" office:value="66699" calcext:value-type="float">
            <text:p>666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JSON</text:p>
          </table:table-cell>
          <table:table-cell office:value-type="float" office:value="4814048" calcext:value-type="float">
            <text:p>4814048</text:p>
          </table:table-cell>
          <table:table-cell office:value-type="float" office:value="647573" calcext:value-type="float">
            <text:p>647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ML <text:s text:c="5"/></text:p>
          </table:table-cell>
          <table:table-cell office:value-type="float" office:value="6677" calcext:value-type="float">
            <text:p>667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XML <text:s text:c="5"/></text:p>
          </table:table-cell>
          <table:table-cell office:value-type="float" office:value="66003" calcext:value-type="float">
            <text:p>66003</text:p>
          </table:table-cell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XML <text:s text:c="5"/></text:p>
          </table:table-cell>
          <table:table-cell office:value-type="float" office:value="658486" calcext:value-type="float">
            <text:p>658486</text:p>
          </table:table-cell>
          <table:table-cell office:value-type="float" office:value="69924" calcext:value-type="float">
            <text:p>699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XML</text:p>
          </table:table-cell>
          <table:table-cell office:value-type="float" office:value="6581106" calcext:value-type="float">
            <text:p>6581106</text:p>
          </table:table-cell>
          <table:table-cell office:value-type="float" office:value="681338" calcext:value-type="float">
            <text:p>681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00/00/0000</text:date>, <text:time style:data-style-name="N2" text:time-value="19:18:10.550007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8:43:51.934914888</meta:creation-date>
    <dc:date>2019-11-26T19:20:18.497497898</dc:date>
    <meta:editing-duration>PT5M28S</meta:editing-duration>
    <meta:editing-cycles>3</meta:editing-cycles>
    <meta:generator>LibreOffice/5.1.6.2$Linux_X86_64 LibreOffice_project/10m0$Build-2</meta:generator>
    <meta:document-statistic meta:table-count="1" meta:cell-count="36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885cm" svg:y="3.952cm" style:legend-expansion="high" chart:style-name="ch2"/>
        <chart:plot-area chart:style-name="ch3" table:cell-range-address="Sheet1.A1:Sheet1.D9" chart:data-source-has-labels="both" svg:x="0.32cm" svg:y="0.18cm" svg:width="11.245cm" svg:height="8.64cm">
          <chartooo:coordinate-region svg:x="1.867cm" svg:y="0.18cm" svg:width="9.698cm" svg:height="6.999cm"/>
          <chart:axis chart:dimension="x" chart:name="primary-x" chart:style-name="ch4" chartooo:axis-type="auto">
            <chartooo:date-scale/>
            <chart:categories table:cell-range-address="Sheet1.A2:Sheet1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9" chart:label-cell-address="Sheet1.C1:Sheet1.C1" chart:class="chart:bar">
            <chart:data-point chart:repeated="8"/>
          </chart:series>
          <chart:series chart:style-name="ch8" chart:values-cell-range-address="Sheet1.D2:Sheet1.D9" chart:label-cell-address="Sheet1.D1:Sheet1.D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ize, Bytes </text:p>
                <draw:g>
                  <svg:desc>Sheet1.C1:Sheet1.C1</svg:desc>
                </draw:g>
              </table:table-cell>
              <table:table-cell office:value-type="string">
                <text:p> GZipped size, Bytes 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  JSON     </text:p>
                <text:list>
                  <text:list-item>
                    <text:p/>
                  </text:list-item>
                  <text:list-item>
                    <text:p> JSON     </text:p>
                  </text:list-item>
                </text:list>
                <draw:g>
                  <svg:desc>Sheet1.A2:Sheet1.B9</svg:desc>
                </draw:g>
              </table:table-cell>
              <table:table-cell office:value-type="float" office:value="4852">
                <text:p>4852</text:p>
                <draw:g>
                  <svg:desc>Sheet1.C2:Sheet1.C9</svg:desc>
                </draw:g>
              </table:table-cell>
              <table:table-cell office:value-type="float" office:value="978">
                <text:p>978</text:p>
                <draw:g>
                  <svg:desc>Sheet1.D2:Sheet1.D9</svg:desc>
                </draw:g>
              </table:table-cell>
            </table:table-row>
            <table:table-row>
              <table:table-cell office:value-type="float" office:value="10">
                <text:p>10  JSON </text:p>
                <text:list>
                  <text:list-item>
                    <text:p/>
                  </text:list-item>
                  <text:list-item>
                    <text:p> JSON </text:p>
                  </text:list-item>
                </text:list>
              </table:table-cell>
              <table:table-cell office:value-type="float" office:value="48275">
                <text:p>48275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float" office:value="100">
                <text:p>100  JSON </text:p>
                <text:list>
                  <text:list-item>
                    <text:p/>
                  </text:list-item>
                  <text:list-item>
                    <text:p> JSON </text:p>
                  </text:list-item>
                </text:list>
              </table:table-cell>
              <table:table-cell office:value-type="float" office:value="481728">
                <text:p>481728</text:p>
              </table:table-cell>
              <table:table-cell office:value-type="float" office:value="66699">
                <text:p>66699</text:p>
              </table:table-cell>
            </table:table-row>
            <table:table-row>
              <table:table-cell office:value-type="float" office:value="1000">
                <text:p>1000 JSON</text:p>
                <text:list>
                  <text:list-item>
                    <text:p/>
                  </text:list-item>
                  <text:list-item>
                    <text:p>JSON</text:p>
                  </text:list-item>
                </text:list>
              </table:table-cell>
              <table:table-cell office:value-type="float" office:value="4814048">
                <text:p>4814048</text:p>
              </table:table-cell>
              <table:table-cell office:value-type="float" office:value="647573">
                <text:p>647573</text:p>
              </table:table-cell>
            </table:table-row>
            <table:table-row>
              <table:table-cell office:value-type="float" office:value="1">
                <text:p>1  XML      </text:p>
                <text:list>
                  <text:list-item>
                    <text:p/>
                  </text:list-item>
                  <text:list-item>
                    <text:p> XML      </text:p>
                  </text:list-item>
                </text:list>
              </table:table-cell>
              <table:table-cell office:value-type="float" office:value="6677">
                <text:p>6677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10">
                <text:p>10  XML      </text:p>
                <text:list>
                  <text:list-item>
                    <text:p/>
                  </text:list-item>
                  <text:list-item>
                    <text:p> XML      </text:p>
                  </text:list-item>
                </text:list>
              </table:table-cell>
              <table:table-cell office:value-type="float" office:value="66003">
                <text:p>66003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float" office:value="100">
                <text:p>100  XML      </text:p>
                <text:list>
                  <text:list-item>
                    <text:p/>
                  </text:list-item>
                  <text:list-item>
                    <text:p> XML      </text:p>
                  </text:list-item>
                </text:list>
              </table:table-cell>
              <table:table-cell office:value-type="float" office:value="658486">
                <text:p>658486</text:p>
              </table:table-cell>
              <table:table-cell office:value-type="float" office:value="69924">
                <text:p>69924</text:p>
              </table:table-cell>
            </table:table-row>
            <table:table-row>
              <table:table-cell office:value-type="float" office:value="1000">
                <text:p>1000 XML</text:p>
                <text:list>
                  <text:list-item>
                    <text:p/>
                  </text:list-item>
                  <text:list-item>
                    <text:p>XML</text:p>
                  </text:list-item>
                </text:list>
              </table:table-cell>
              <table:table-cell office:value-type="float" office:value="6581106">
                <text:p>6581106</text:p>
              </table:table-cell>
              <table:table-cell office:value-type="float" office:value="681338">
                <text:p>681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